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objectwithoutfill">
      <style:graphic-properties draw:stroke="dash" draw:stroke-dash="Fine_20_Dashed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30pt" style:font-size-asian="30pt"/>
    </style:style>
    <style:style style:name="P3" style:family="paragraph">
      <style:paragraph-properties fo:text-align="center"/>
      <style:text-properties style:font-name="Comic Sans MS1" fo:font-size="30pt" fo:font-weight="normal" style:font-size-asian="30pt" style:font-size-complex="18pt"/>
    </style:style>
    <style:style style:name="P4" style:family="paragraph">
      <style:text-properties fo:font-size="30pt" fo:font-weight="normal" style:font-size-asian="30pt" style:font-size-complex="18pt"/>
    </style:style>
    <style:style style:name="T1" style:family="text">
      <style:text-properties style:font-name="Comic Sans MS1" fo:font-size="30pt" style:font-size-asian="30pt"/>
    </style:style>
    <style:style style:name="T2" style:family="text">
      <style:text-properties style:font-name="Comic Sans MS1" fo:font-size="30pt" fo:font-weight="normal" style:font-size-asian="30pt" style:font-size-complex="18pt"/>
    </style:style>
    <style:style style:name="T3" style:family="text">
      <style:text-properties fo:font-size="30pt" fo:font-weight="normal" style:font-size-asian="3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7" draw:id="id7" draw:layer="layout" svg:width="1cm" svg:height="0.9cm" svg:x="18.9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6cm" svg:height="2.1cm" svg:x="3.3cm" svg:y="1.3cm">
          <text:p text:style-name="P1"><text:span text:style-name="T1">例外インスタン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13.3cm" svg:height="2.13cm" svg:x="1.3cm" svg:y="12.87cm">
          <text:p text:style-name="P1"><text:span text:style-name="T1">caml_exception_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1cm" svg:y1="3.4cm" svg:x2="8.55cm" svg:y2="6cm" draw:start-shape="id1" draw:start-glue-point="2" draw:end-shape="id2" svg:d="m8100 3400c0 1951 450 652 450 2600" svg:viewBox="0 0 451 2601">
          <text:p/>
        </draw:connector>
        <draw:custom-shape draw:style-name="gr2" draw:text-style-name="P3" xml:id="id2" draw:id="id2" draw:layer="layout" svg:width="13.9cm" svg:height="2.5cm" svg:x="1.6cm" svg:y="6cm">
          <text:p text:style-name="P1"><text:span text:style-name="T2">caml_raise_exception</text:span><text:span text:style-name="T2">関数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cm" svg:height="1.593cm" svg:x="8.5cm" svg:y="3.8cm">
          <draw:text-box>
            <text:p><text:span text:style-name="T3">第一引数</text:span></text:p>
          </draw:text-box>
        </draw:frame>
        <draw:custom-shape draw:style-name="gr5" draw:text-style-name="P2" draw:layer="layout" svg:width="8.5cm" svg:height="8.5cm" svg:x="18.1cm" svg:y="1.3cm">
          <text:p text:style-name="P1"><text:span text:style-name="T1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1cm" svg:height="1.706cm" svg:x="20.3cm" svg:y="7.594cm">
          <text:p text:style-name="P1"><text:span text:style-name="T2">%rs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1cm" svg:height="1.706cm" svg:x="20.3cm" svg:y="3.5cm">
          <text:p text:style-name="P1"><text:span text:style-name="T2">%r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1cm" svg:height="1.706cm" svg:x="20.3cm" svg:y="5.547cm">
          <text:p text:style-name="P1"><text:span text:style-name="T2">%r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4.6cm" svg:y1="13.935cm" svg:x2="20.3cm" svg:y2="8.447cm" draw:start-shape="id3" draw:end-shape="id4" draw:end-glue-point="3" svg:d="m14600 13935c4276 0 1427-5488 5700-5488" svg:viewBox="0 0 5701 5489">
          <text:p/>
        </draw:connector>
        <draw:frame draw:style-name="gr6" draw:text-style-name="P4" draw:layer="layout" svg:width="3.9cm" svg:height="1.593cm" svg:x="13.7cm" svg:y="10.5cm">
          <draw:text-box>
            <text:p><text:span text:style-name="T3">上書き</text:span></text:p>
          </draw:text-box>
        </draw:frame>
        <draw:custom-shape draw:style-name="gr5" draw:text-style-name="P3" draw:layer="layout" svg:width="8.4cm" svg:height="9.2cm" svg:x="18.2cm" svg:y="10.4cm">
          <text:p text:style-name="P1"><text:span text:style-name="T2">スタック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cm" svg:height="1.705cm" svg:x="18.8cm" svg:y="12.2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7.3cm" svg:height="1.705cm" svg:x="18.8cm" svg:y="13.895cm">
          <text:p text:style-name="P3">古い%r14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7.3cm" svg:height="1.705cm" svg:x="18.8cm" svg:y="15.6cm">
          <text:p text:style-name="P3">tryしたadd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cm" svg:height="1.705cm" svg:x="18.8cm" svg:y="17.29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6.1cm" svg:y1="14.747cm" svg:x2="24.4cm" svg:y2="4.353cm" draw:start-shape="id5" draw:start-glue-point="1" draw:end-shape="id6" draw:end-glue-point="1" svg:d="m26100 14747c825 0 1675-10394-1700-10394" svg:viewBox="0 0 2443 10395">
          <text:p/>
        </draw:connector>
        <draw:connector draw:style-name="gr7" draw:text-style-name="P1" draw:layer="layout" draw:type="curve" svg:x1="14.6cm" svg:y1="13.935cm" svg:x2="18.9cm" svg:y2="13.95cm" draw:start-shape="id3" draw:start-glue-point="1" draw:end-shape="id7" draw:end-glue-point="3" svg:d="m14600 13935c3226 0 1077 15 4300 15" svg:viewBox="0 0 4301 16">
          <text:p/>
        </draw:connector>
        <draw:custom-shape draw:style-name="gr2" draw:text-style-name="P2" xml:id="id8" draw:id="id8" draw:layer="layout" svg:width="9.3cm" svg:height="2.13cm" svg:x="3.5cm" svg:y="9.37cm">
          <text:p text:style-name="P1"><text:span text:style-name="T1">caml_young_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2.8cm" svg:y1="10.435cm" svg:x2="20.3cm" svg:y2="6.4cm" draw:start-shape="id8" draw:start-glue-point="1" draw:end-shape="id9" draw:end-glue-point="3" svg:d="m12800 10435c5626 0 1877-4035 7500-4035" svg:viewBox="0 0 7501 4036">
          <text:p/>
        </draw:connector>
        <draw:frame draw:style-name="gr6" draw:text-style-name="P4" xml:id="id10" draw:id="id10" draw:layer="layout" svg:width="4.9cm" svg:height="1.593cm" svg:x="7.8cm" svg:y="17.2cm">
          <draw:text-box>
            <text:p><text:span text:style-name="T3">リターン</text:span></text:p>
          </draw:text-box>
        </draw:frame>
        <draw:connector draw:style-name="gr3" draw:text-style-name="P1" draw:layer="layout" draw:type="curve" svg:x1="12.7cm" svg:y1="17.996cm" svg:x2="18.8cm" svg:y2="16.452cm" draw:start-shape="id10" draw:start-glue-point="1" draw:end-shape="id11" svg:d="m12700 17996c4537 0 1488-1544 6100-1544" svg:viewBox="0 0 6101 1545">
          <text:p/>
        </draw:connector>
        <draw:frame draw:style-name="gr6" draw:text-style-name="P4" draw:layer="layout" svg:width="3.9cm" svg:height="1.593cm" svg:x="24.3cm" svg:y="2.4cm">
          <draw:text-box>
            <text:p><text:span text:style-name="T3">上書き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2T19:55:32.826936415</dc:date>
    <dc:creator>Okabe Kiwamu</dc:creator>
    <meta:editing-duration>PT43M41S</meta:editing-duration>
    <meta:editing-cycles>65</meta:editing-cycles>
    <meta:generator>LibreOffice/4.1.0.4$Linux_X86_64 LibreOffice_project/410m0$Build-4</meta:generator>
    <meta:document-statistic meta:object-count="24"/>
  </office:meta>
</office:document-meta>
</file>